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EPUSJ+CMR10" svg:font-family="AEPUSJ+CMR10"/>
    <style:font-face style:name="Lohit Devanagari1" svg:font-family="'Lohit Devanagar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list-style-name="">
      <style:paragraph-properties fo:text-align="start" style:justify-single-word="false" style:text-autospace="none"/>
      <style:text-properties style:font-name="AEPUSJ+CMR10" fo:font-size="11pt" fo:font-weight="bold" style:font-name-asian="AEPUSJ+CMR10" style:font-size-asian="11pt" style:font-weight-asian="bold" style:font-name-complex="AEPUSJ+CMR10" style:font-size-complex="11pt" style:font-weight-complex="bold"/>
    </style:style>
    <style:style style:name="P2" style:family="paragraph" style:parent-style-name="Standard" style:list-style-name="">
      <style:paragraph-properties fo:text-align="start" style:justify-single-word="false" style:text-autospace="none"/>
      <style:text-properties style:font-name="AEPUSJ+CMR10" fo:font-size="11pt" style:font-name-asian="AEPUSJ+CMR10" style:font-size-asian="11pt" style:font-name-complex="AEPUSJ+CMR10" style:font-size-complex="11pt"/>
    </style:style>
    <style:style style:name="P3" style:family="paragraph" style:parent-style-name="Standard" style:list-style-name="">
      <style:paragraph-properties fo:text-align="start" style:justify-single-word="false" style:text-autospace="none"/>
      <style:text-properties style:font-name="AEPUSJ+CMR10" fo:font-size="11pt" fo:font-weight="normal" style:font-name-asian="AEPUSJ+CMR10" style:font-size-asian="11pt" style:font-weight-asian="normal" style:font-name-complex="AEPUSJ+CMR10" style:font-size-complex="11pt" style:font-weight-complex="normal"/>
    </style:style>
    <style:style style:name="P4" style:family="paragraph" style:parent-style-name="Standard">
      <style:text-properties fo:font-size="11pt" style:font-size-asian="11pt" style:font-size-complex="11pt"/>
    </style:style>
    <style:style style:name="P5" style:family="paragraph" style:parent-style-name="Standard" style:list-style-name="">
      <style:paragraph-properties style:text-autospace="none"/>
      <style:text-properties fo:font-size="11pt" style:font-size-asian="11pt" style:font-size-complex="11pt"/>
    </style:style>
    <style:style style:name="P6" style:family="paragraph" style:parent-style-name="Standard" style:list-style-name="">
      <style:paragraph-properties style:text-autospace="none"/>
      <style:text-properties fo:font-size="11pt" fo:font-weight="bold" style:font-size-asian="11pt" style:font-weight-asian="bold" style:font-size-complex="11pt" style:font-weight-complex="bold"/>
    </style:style>
    <style:style style:name="P7" style:family="paragraph" style:parent-style-name="Standard" style:list-style-name="">
      <style:paragraph-properties fo:text-align="start" style:justify-single-word="false" style:text-autospace="none"/>
      <style:text-properties fo:font-size="11pt" fo:font-weight="bold" style:font-size-asian="11pt" style:font-weight-asian="bold" style:font-size-complex="11pt" style:font-weight-complex="bold"/>
    </style:style>
    <style:style style:name="P8" style:family="paragraph" style:parent-style-name="Standard" style:list-style-name="">
      <style:paragraph-properties style:text-autospace="none"/>
      <style:text-properties fo:font-size="11pt" fo:font-weight="normal" style:font-size-asian="11pt" style:font-weight-asian="normal" style:font-size-complex="11pt" style:font-weight-complex="normal"/>
    </style:style>
    <style:style style:name="T1" style:family="text">
      <style:text-properties style:font-name="AEPUSJ+CMR10"/>
    </style:style>
    <style:style style:name="T2" style:family="text">
      <style:text-properties style:font-name="AEPUSJ+CMR10" fo:font-size="10pt" style:font-name-asian="AEPUSJ+CMR10" style:font-size-asian="10pt" style:font-name-complex="AEPUSJ+CMR10" style:font-size-complex="10pt"/>
    </style:style>
    <style:style style:name="T3" style:family="text">
      <style:text-properties style:font-name="AEPUSJ+CMR10" style:font-name-asian="AEPUSJ+CMR10" style:font-name-complex="AEPUSJ+CMR10"/>
    </style:style>
    <style:style style:name="T4" style:family="text">
      <style:text-properties style:font-name-asian="AEPUSJ+CMR10"/>
    </style:style>
    <style:style style:name="T5" style:family="text">
      <style:text-properties style:font-name-complex="AEPUSJ+CMR10"/>
    </style:style>
    <style:style style:name="T6" style:family="text">
      <style:text-properties fo:font-weight="normal"/>
    </style:style>
    <style:style style:name="T7" style:family="text">
      <style:text-properties style:text-position="super 58%"/>
    </style:style>
    <style:style style:name="T8" style:family="text">
      <style:text-properties style:font-weight-asian="normal"/>
    </style:style>
    <style:style style:name="T9" style:family="text">
      <style:text-properties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Janik Singh 1159963</text:p>
      <text:p text:style-name="P4"/>
      <text:p text:style-name="P1">Write an in-depth essay (not longer than two pages) on the process that you followed over the duration of this assignment. </text:p>
      <text:p text:style-name="P2"/>
      <text:p text:style-name="P2">We started this Assignment by deciding on an appropriate 2 year project to develop. Our first idea was to create a game, but we ultimately decided against that as it would involve lots of unrelated work, such as artistic design and game-play mechanics. We came up with the idea of a marking/assignment type application for high schools, Similar to Moodle but more emphasis on teacher/parent feedback.</text:p>
      <text:p text:style-name="P2"/>
      <text:p text:style-name="P2">We defined our own methodology by looking at our University timetables and coming up with a cycle of 2 week iterations. Our Methodology involved 5 weeks of initial planning followed by a group of iterations with Evaluation to double check at each milestone. Iterations included review, analysis, design, implementation and testing loop. The reason we didn't choose Scrum or Extreme Programming is that they would not fit well within our project time of 2 months or even our Varying timetables.</text:p>
      <text:p text:style-name="P2"/>
      <text:p text:style-name="P2">The Architecture we followed is known as the Gartner three layer model. The first layer (presentation), would be a web based interface utilizing HTML5, CSS and PHP. The second layer (Application), is the main coding done in Java .The final layer (Data Management), is the server which would store all the information, accounts, assignment, marks etc.</text:p>
      <text:p text:style-name="P2"/>
      <text:p text:style-name="P2"/>
      <text:p text:style-name="P1">What worked, what didn't work, what failed miserably, what was a resounding success? </text:p>
      <text:p text:style-name="P3"/>
      <text:p text:style-name="P2">Everything worked. Our methodology had no hiccups. At first we kept a summary of our meeting uploaded on github, but for some reason we stopped uploading them after the 5th meeting. This caused confusion as we would forget on what and why we agreed upon certain thing.</text:p>
      <text:p text:style-name="P2"/>
      <text:p text:style-name="P7"><text:span text:style-name="T3">How does this assignment compare with the last assignment, and how you've </text:span><text:span text:style-name="T3">written software for your other courses? </text:span></text:p>
      <text:p text:style-name="P5"><text:span text:style-name="T3"/></text:p>
      <text:p text:style-name="P5"><text:span text:style-name="T3">Fortunately we worked in the same group as we did for the first assignment, so we could look at our review pages to see want went wrong last time, and adjust to not make the same mistakes twice. We changed our approach right from the beginning in the way we planned everything. </text:span></text:p>
      <text:p text:style-name="P5"><text:span text:style-name="T3"/></text:p>
      <text:p text:style-name="P6"><text:span text:style-name="T3">Why is software development hard?</text:span></text:p>
      <text:p text:style-name="P8"><text:span text:style-name="T3"/></text:p>
      <text:p text:style-name="P8"><text:span text:style-name="T3">Software development is hard because you can never understand what the final product will be <text:s/>just as you are starting a project. As the software is being developed, many functions need to be modified/ added to accommodate the changing world. Also the fact that the customer isn't exactly sure on what they want and often change halfway through development. We have measured in place such as iterations and evaluations to fix these problems as they arise. Group project are even more difficult, not just by the size of the project, but also that everyone has their own ways of coding that don't work well with other ways, This problem is amened by agreeing on ways such as Methodology's, Architecture and lifecyc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EPUSJ+CMR10" svg:font-family="AEPUSJ+CMR10"/>
    <style:font-face style:name="Lohit Devanagari1" svg:font-family="'Lohit Devanagar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s314 </meta:initial-creator>
    <meta:creation-date>2012-10-19T11:34:46</meta:creation-date>
    <meta:generator>OpenOffice.org/3.2$Unix OpenOffice.org_project/320m19$Build-9505</meta:generator>
    <dc:date>2012-10-19T13:50:12</dc:date>
    <dc:creator>js314 </dc:creator>
    <meta:editing-duration>PT02H01M01S</meta:editing-duration>
    <meta:editing-cycles>57</meta:editing-cycles>
    <meta:document-statistic meta:table-count="0" meta:image-count="0" meta:object-count="0" meta:page-count="1" meta:paragraph-count="11" meta:word-count="482" meta:character-count="2880"/>
  </office:meta>
</office:document-meta>
</file>